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rdia New" svg:font-family="'Cordia New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rdia New1" svg:font-family="'Cordi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6" style:family="table">
      <style:table-properties style:width="6.7625in" fo:margin-top="0in" fo:margin-bottom="0in" table:align="center" style:writing-mode="lr-tb"/>
    </style:style>
    <style:style style:name="Table16.A" style:family="table-column">
      <style:table-column-properties style:column-width="0.4368in"/>
    </style:style>
    <style:style style:name="Table16.B" style:family="table-column">
      <style:table-column-properties style:column-width="6.325in"/>
    </style:style>
    <style:style style:name="Table16.1" style:family="table-row">
      <style:table-row-properties style:min-row-height="0.3153in"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officeooo:rsid="00061945" officeooo:paragraph-rsid="00065b87"/>
    </style:style>
    <style:style style:name="P2" style:family="paragraph" style:parent-style-name="Standard">
      <style:text-properties officeooo:rsid="00083def" officeooo:paragraph-rsid="00083def"/>
    </style:style>
    <style:style style:name="P3" style:family="paragraph" style:parent-style-name="Standard">
      <style:text-properties officeooo:paragraph-rsid="00093969"/>
    </style:style>
    <style:style style:name="P4" style:family="paragraph" style:parent-style-name="Standard">
      <style:text-properties officeooo:paragraph-rsid="000a2f32"/>
    </style:style>
    <style:style style:name="P5" style:family="paragraph" style:parent-style-name="Standard">
      <style:text-properties fo:language="th" fo:country="TH" officeooo:rsid="00083def" officeooo:paragraph-rsid="00083def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61945" officeooo:paragraph-rsid="00061945" style:font-weight-asian="bold" style:font-weight-complex="bold"/>
    </style:style>
    <style:style style:name="P7" style:family="paragraph" style:parent-style-name="Standard">
      <style:text-properties fo:color="#cccccc" officeooo:paragraph-rsid="000a2f32"/>
    </style:style>
    <style:style style:name="P8" style:family="paragraph" style:parent-style-name="Standard">
      <style:text-properties officeooo:paragraph-rsid="000b4872"/>
    </style:style>
    <style:style style:name="P9" style:family="paragraph" style:parent-style-name="Standard">
      <style:text-properties style:use-window-font-color="true" fo:language="th" fo:country="TH" officeooo:rsid="0011c3cf" officeooo:paragraph-rsid="0011c3cf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61945" officeooo:paragraph-rsid="00061945" style:font-weight-asian="bold" style:font-weight-complex="bold"/>
    </style:style>
    <style:style style:name="P11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officeooo:rsid="00061945" officeooo:paragraph-rsid="00141e76" style:font-weight-asian="bold" style:font-weight-complex="bold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officeooo:paragraph-rsid="00141e76"/>
    </style:style>
    <style:style style:name="P13" style:family="paragraph" style:parent-style-name="Standard">
      <style:paragraph-properties fo:margin-left="0.2957in" fo:margin-right="0.2953in" fo:text-align="center" style:justify-single-word="false" fo:text-indent="-0.0984in" style:auto-text-indent="false"/>
      <style:text-properties officeooo:paragraph-rsid="00141e76"/>
    </style:style>
    <style:style style:name="P14" style:family="paragraph" style:parent-style-name="Standard">
      <loext:graphic-properties draw:fill="solid" draw:fill-color="#ffffff"/>
      <style:paragraph-properties fo:margin-top="0in" fo:margin-bottom="0.0165in" loext:contextual-spacing="true" style:line-height-at-least="0.25in" fo:background-color="#ffffff"/>
      <style:text-properties officeooo:paragraph-rsid="00141e76"/>
    </style:style>
    <style:style style:name="P15" style:family="paragraph" style:parent-style-name="Standard">
      <loext:graphic-properties draw:fill="solid" draw:fill-color="#ffffff"/>
      <style:paragraph-properties fo:margin-top="0in" fo:margin-bottom="0.0165in" loext:contextual-spacing="true" style:line-height-at-least="0.25in" fo:background-color="#ffffff"/>
      <style:text-properties fo:color="#000000" officeooo:paragraph-rsid="00141e76" style:font-name-asian="Times New Roman"/>
    </style:style>
    <style:style style:name="P16" style:family="paragraph" style:parent-style-name="ราชการ">
      <style:text-properties officeooo:paragraph-rsid="00141e76"/>
    </style:style>
    <style:style style:name="P17" style:family="paragraph" style:parent-style-name="ราชการ">
      <style:paragraph-properties fo:margin-left="0in" fo:margin-right="0.0193in" fo:text-align="center" style:justify-single-word="false" fo:text-indent="0in" style:auto-text-indent="false">
        <style:tab-stops>
          <style:tab-stop style:position="0.0665in"/>
          <style:tab-stop style:position="0.2807in"/>
          <style:tab-stop style:position="0.4402in"/>
        </style:tab-stops>
      </style:paragraph-properties>
      <style:text-properties officeooo:paragraph-rsid="00141e76"/>
    </style:style>
    <style:style style:name="P18" style:family="paragraph" style:parent-style-name="ราชการ">
      <style:paragraph-properties fo:margin-left="0in" fo:margin-right="0.0193in" fo:text-align="center" style:justify-single-word="false" fo:text-indent="0in" style:auto-text-indent="false"/>
      <style:text-properties officeooo:paragraph-rsid="00141e76"/>
    </style:style>
    <style:style style:name="P19" style:family="paragraph" style:parent-style-name="ราชการ">
      <style:paragraph-properties fo:margin-left="0in" fo:margin-right="0.0193in" fo:text-align="center" style:justify-single-word="false" fo:text-indent="0in" style:auto-text-indent="false">
        <style:tab-stops>
          <style:tab-stop style:position="0.0665in"/>
          <style:tab-stop style:position="0.2807in"/>
          <style:tab-stop style:position="0.4402in"/>
        </style:tab-stops>
      </style:paragraph-properties>
      <style:text-properties style:font-name="TH SarabunPSK" officeooo:paragraph-rsid="00141e76" style:font-name-complex="TH SarabunPSK1"/>
    </style:style>
    <style:style style:name="T1" style:family="text">
      <style:text-properties fo:language="th" fo:country="TH" officeooo:rsid="00065b87"/>
    </style:style>
    <style:style style:name="T2" style:family="text">
      <style:text-properties fo:language="th" fo:country="TH" officeooo:rsid="00083def"/>
    </style:style>
    <style:style style:name="T3" style:family="text">
      <style:text-properties fo:language="th" fo:country="TH" officeooo:rsid="00093969"/>
    </style:style>
    <style:style style:name="T4" style:family="text">
      <style:text-properties fo:language="th" fo:country="TH" officeooo:rsid="000a2f32"/>
    </style:style>
    <style:style style:name="T5" style:family="text">
      <style:text-properties fo:color="#cccccc" fo:language="th" fo:country="TH" officeooo:rsid="00093969"/>
    </style:style>
    <style:style style:name="T6" style:family="text">
      <style:text-properties fo:color="#cccccc" fo:language="th" fo:country="TH" officeooo:rsid="000b4872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TH SarabunPSK" style:font-name-complex="TH SarabunPSK1"/>
    </style:style>
    <style:style style:name="T9" style:family="text">
      <style:text-properties style:font-name="TH SarabunPSK" fo:font-weight="bold" style:font-weight-asian="bold" style:font-name-complex="TH SarabunPSK1" style:font-weight-complex="bold"/>
    </style:style>
    <style:style style:name="T10" style:family="text">
      <style:text-properties fo:color="#000000" style:font-name-asian="Times New Roman"/>
    </style:style>
    <style:style style:name="T11" style:family="text">
      <style:text-properties fo:color="#000000" style:font-name-asian="Times New Roman" style:font-name-complex="TH SarabunPSK1"/>
    </style:style>
    <style:style style:name="T12" style:family="text">
      <style:text-properties fo:color="#000000" fo:font-weight="bold" style:font-name-asian="Times New Roman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7">บรรณานุกรม</text:span></text:p>
      <text:p text:style-name="P1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7"><text:span text:style-name="T8">[ 1 ]</text:span></text:p>
          </table:table-cell>
          <table:table-cell table:style-name="Table16.A1" office:value-type="string">
            <text:p text:style-name="P14"><text:span text:style-name="T10">พร้อมเลิศ หล่อวิจิตร (2555). </text:span><text:span text:style-name="T12">คู่มือเขียนแอพแอนดรอยด์สำหรับผู้เริ่มต้น</text:span><text:span text:style-name="T10">. พิมพ์ครั้งที่ 2. กรุงเทพฯ :</text:span></text:p>
            <text:p text:style-name="P14"><text:span text:style-name="T10">โปรวิชั่น, 2555.</text:span></text:p>
          </table:table-cell>
        </table:table-row>
        <table:table-row table:style-name="Table16.1">
          <table:table-cell table:style-name="Table16.A1" office:value-type="string">
            <text:p text:style-name="P17"><text:span text:style-name="T8">[ 2 ]</text:span></text:p>
          </table:table-cell>
          <table:table-cell table:style-name="Table16.A1" office:value-type="string">
            <text:p text:style-name="P14"><text:span text:style-name="T10">พันจันทร์ ธนวัฒนเสถียร (2556). </text:span><text:span text:style-name="T12">Flash CS6 สำหรับผู้เริ่มต้น</text:span><text:span text:style-name="T10">. พิมพ์ครั้งที่ 1. กรุงเทพฯ :</text:span></text:p>
            <text:p text:style-name="P14"><text:span text:style-name="T10">รีไววา, 2556.</text:span></text:p>
          </table:table-cell>
        </table:table-row>
        <table:table-row table:style-name="Table16.1">
          <table:table-cell table:style-name="Table16.A1" office:value-type="string">
            <text:p text:style-name="P17"><text:span text:style-name="T8">[ 3 ]</text:span></text:p>
          </table:table-cell>
          <table:table-cell table:style-name="Table16.A1" office:value-type="string">
            <text:p text:style-name="P16"><text:span text:style-name="T8">โรเจอร์, ริค. (2555). </text:span><text:span text:style-name="T9">โค๊ดลัด สร้างเกมเด็ด บนแอนดรอยด์</text:span><text:span text:style-name="T8">. (แปลจากเรื่อง Learning Android game programming โดย ธีรเดช โอทกานนท์) ( พิมพ์ครั้งที่ 1). กรุงเทพฯ : </text:span></text:p>
            <text:p text:style-name="P16"><text:span text:style-name="T8">ทรู ดิจิตอล คอนเท้นท์ แอนด์ มีเดีย, 2555</text:span></text:p>
          </table:table-cell>
        </table:table-row>
        <table:table-row table:style-name="Table16.1">
          <table:table-cell table:style-name="Table16.A1" office:value-type="string">
            <text:p text:style-name="P18"><text:span text:style-name="T8">[ 4 ]</text:span></text:p>
          </table:table-cell>
          <table:table-cell table:style-name="Table16.A1" office:value-type="string">
            <text:p text:style-name="P16"><text:span text:style-name="T8">แอนดรอยด์ <text:s/>(ระบบปฏิบัติการ). <text:s/>สืบค้นเมื่อ 26 </text:span><text:span text:style-name="T11">เมษายน </text:span><text:span text:style-name="T10">2556</text:span><text:span text:style-name="T8">.</text:span></text:p>
          </table:table-cell>
        </table:table-row>
        <table:table-row table:style-name="Table16.1">
          <table:table-cell table:style-name="Table16.A1" office:value-type="string">
            <text:p text:style-name="P19"/>
          </table:table-cell>
          <table:table-cell table:style-name="Table16.A1" office:value-type="string">
            <text:p text:style-name="P15"/>
          </table:table-cell>
        </table:table-row>
      </table:table>
      <text:p text:style-name="P12"/>
      <text:p text:style-name="P12"/>
      <text:p text:style-name="P11"/>
      <text:p text:style-name="P6"/>
      <text:p text:style-name="P6">บรรณานุกรม</text:p>
      <text:p text:style-name="P1">บทที่ 1 รู้จักกับแอนดรอยด์.สืบค้นเมื่อ 9 มิถุนายน 2560, จากhttp://www.sourcecode.in.th/articles.php?id=71</text:p>
      <text:p text:style-name="P3"><text:span text:style-name="T1">ป</text:span><text:span text:style-name="T2">ระเภทของระบบปฏิบัติการแอนดรอยด์.สือค้นเมื่อวันที่ 9 มิถุนายน 2560, จาก http://android-basicapp.blogspot.com/2012/12/blog-post.html </text:span></text:p>
      <text:p text:style-name="P4"><text:span text:style-name="T2">Tutorial :: Android :: ความรู้เบื้องต้น :: Application Component ใน Android Application.</text:span><text:span text:style-name="T3">สืบค้นเมื่อ 9 มิถุนายน 2560, จาก http://tutorial.function.in.th/android/application-component </text:span></text:p>
      <text:p text:style-name="P7"><text:span text:style-name="T3">[Android Dev Tips] Project Structure บน Android Studio</text:span><text:span text:style-name="T4">.สืบค้นเมื่อ 9 มิถุนายน 2560, จาก </text:span><text:span text:style-name="T3"><text:s/></text:span><text:span text:style-name="T4">http://www.akexorcist.com/2015/04/project-structure-on-android-studio.html</text:span></text:p>
      <text:p text:style-name="P8"><text:span text:style-name="T5">P</text:span><text:span text:style-name="T6">rojects Overview.สืบค้นเมื่อ 9 มิถุนายน 25560, จาก https://developer.android.com/studio/projects/index.html</text:span></text:p>
      <text:p text:style-name="P9">เรียนรู้การเขียนแอพ Android สไตล์ Front-end Web Developer.สือบค้นเมื่อ 13 มิถุนายน 2560, จาก http://www.siamhtml.com/learn-android-application-development-as-front-end-web-developer/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rdia New" svg:font-family="'Cordia New'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rdia New1" svg:font-family="'Cordi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ราชการ" style:family="paragraph" style:parent-style-name="Standard" style:default-outline-level="">
      <style:paragraph-properties fo:margin-top="0in" fo:margin-bottom="0in" loext:contextual-spacing="false" fo:text-align="start" style:justify-single-word="false" fo:keep-with-next="auto"/>
      <style:text-properties style:font-name="Cordia New" fo:font-family="'Cordia New'" style:font-family-generic="roman" style:font-pitch="variable" style:font-name-asian="Calibri" style:font-family-asian="Calibri" style:font-family-generic-asian="system" style:font-pitch-asian="variable" style:font-name-complex="Cordia New1" style:font-family-complex="'Cordia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30:33.811760616</meta:creation-date>
    <dc:date>2017-06-13T22:21:20.074744233</dc:date>
    <meta:editing-duration>PT13H26M5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19" meta:word-count="592" meta:character-count="1237" meta:non-whitespace-character-count="1125"/>
  </office:meta>
</office:document-meta>
</file>